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ZPMRI+TimesNewRomanPSMT" svg:font-family="DZPMRI+TimesNewRomanPSMT" style:font-family-generic="roman" style:font-pitch="variable"/>
    <style:font-face style:name="Liberation Serif" svg:font-family="'Liberation Serif'" style:font-family-generic="roman" style:font-pitch="variable"/>
    <style:font-face style:name="MPAPOC+CourierNewPSMT" svg:font-family="MPAPOC+CourierNewPSMT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9cfe4" officeooo:paragraph-rsid="0019cfe4"/>
    </style:style>
    <style:style style:name="P2" style:family="paragraph" style:parent-style-name="Standard">
      <style:text-properties officeooo:paragraph-rsid="0019cfe4"/>
    </style:style>
    <style:style style:name="P3" style:family="paragraph" style:parent-style-name="Standard">
      <style:text-properties officeooo:rsid="001b0125" officeooo:paragraph-rsid="001b01be"/>
    </style:style>
    <style:style style:name="P4" style:family="paragraph" style:parent-style-name="Standard">
      <style:text-properties officeooo:rsid="001b01be" officeooo:paragraph-rsid="001b01be"/>
    </style:style>
    <style:style style:name="P5" style:family="paragraph" style:parent-style-name="Standard">
      <style:text-properties officeooo:paragraph-rsid="001b01be"/>
    </style:style>
    <style:style style:name="P6" style:family="paragraph" style:parent-style-name="Standard">
      <style:text-properties officeooo:rsid="00218d8f" officeooo:paragraph-rsid="00218d8f"/>
    </style:style>
    <style:style style:name="P7" style:family="paragraph" style:parent-style-name="Standard">
      <style:text-properties officeooo:rsid="00280086" officeooo:paragraph-rsid="00280086"/>
    </style:style>
    <style:style style:name="P8" style:family="paragraph" style:parent-style-name="Standard">
      <style:text-properties officeooo:paragraph-rsid="00280086"/>
    </style:style>
    <style:style style:name="P9" style:family="paragraph" style:parent-style-name="Standard">
      <style:text-properties officeooo:rsid="0029a0a3" officeooo:paragraph-rsid="0029a0a3"/>
    </style:style>
    <style:style style:name="P10" style:family="paragraph" style:parent-style-name="Standard">
      <style:text-properties officeooo:rsid="001e0f7a" officeooo:paragraph-rsid="0019cfe4"/>
    </style:style>
    <style:style style:name="P11" style:family="paragraph" style:parent-style-name="Standard">
      <style:text-properties style:font-name="DZPMRI+TimesNewRomanPSMT" fo:font-size="11pt" officeooo:rsid="001e0f7a" officeooo:paragraph-rsid="001e0f7a" style:font-size-asian="11pt"/>
    </style:style>
    <style:style style:name="P12" style:family="paragraph" style:parent-style-name="Standard">
      <style:text-properties style:font-name="DZPMRI+TimesNewRomanPSMT" fo:font-size="11pt" officeooo:rsid="0019cfe4" officeooo:paragraph-rsid="0019cfe4" style:font-size-asian="11pt"/>
    </style:style>
    <style:style style:name="P13" style:family="paragraph" style:parent-style-name="Standard">
      <style:text-properties style:font-name="DZPMRI+TimesNewRomanPSMT" fo:font-size="11pt" officeooo:rsid="001b0125" officeooo:paragraph-rsid="001b0125" style:font-size-asian="11pt"/>
    </style:style>
    <style:style style:name="P14" style:family="paragraph" style:parent-style-name="Standard">
      <style:text-properties style:font-name="DZPMRI+TimesNewRomanPSMT" fo:font-size="11pt" officeooo:rsid="001b01be" officeooo:paragraph-rsid="001b01be" style:font-size-asian="11pt"/>
    </style:style>
    <style:style style:name="P15" style:family="paragraph" style:parent-style-name="Standard">
      <style:text-properties style:font-name="DZPMRI+TimesNewRomanPSMT" fo:font-size="11pt" officeooo:rsid="001b027f" officeooo:paragraph-rsid="001b027f" style:font-size-asian="11pt"/>
    </style:style>
    <style:style style:name="P16" style:family="paragraph" style:parent-style-name="Standard">
      <style:text-properties style:font-name="MPAPOC+CourierNewPSMT" fo:font-size="11pt" officeooo:rsid="001b01be" officeooo:paragraph-rsid="001b01be" style:font-size-asian="11pt"/>
    </style:style>
    <style:style style:name="P17" style:family="paragraph" style:parent-style-name="Standard">
      <style:text-properties style:font-name="MPAPOC+CourierNewPSMT" fo:font-size="11pt" officeooo:rsid="001b027f" officeooo:paragraph-rsid="001b027f" style:font-size-asian="11pt"/>
    </style:style>
    <style:style style:name="P18" style:family="paragraph" style:parent-style-name="Standard">
      <style:text-properties style:font-name="MPAPOC+CourierNewPSMT" fo:font-size="11pt" officeooo:rsid="001e0f7a" officeooo:paragraph-rsid="001e0f7a" style:font-size-asian="11pt"/>
    </style:style>
    <style:style style:name="P19" style:family="paragraph" style:parent-style-name="Standard">
      <style:text-properties style:font-name="MPAPOC+CourierNewPSMT" fo:font-size="11pt" officeooo:rsid="00264b9d" officeooo:paragraph-rsid="00218d8f" style:font-size-asian="11pt"/>
    </style:style>
    <style:style style:name="P20" style:family="paragraph" style:parent-style-name="Standard">
      <style:text-properties style:font-name="MPAPOC+CourierNewPSMT" fo:font-size="11pt" officeooo:rsid="0029a0a3" officeooo:paragraph-rsid="0029a0a3" style:font-size-asian="11pt"/>
    </style:style>
    <style:style style:name="T1" style:family="text">
      <style:text-properties officeooo:rsid="0019cfe4"/>
    </style:style>
    <style:style style:name="T2" style:family="text">
      <style:text-properties style:font-name="DZPMRI+TimesNewRomanPSMT" fo:font-size="11pt" style:font-size-asian="11pt"/>
    </style:style>
    <style:style style:name="T3" style:family="text">
      <style:text-properties style:font-name="DZPMRI+TimesNewRomanPSMT" fo:font-size="11pt" officeooo:rsid="0019cfe4" style:font-size-asian="11pt"/>
    </style:style>
    <style:style style:name="T4" style:family="text">
      <style:text-properties style:font-name="DZPMRI+TimesNewRomanPSMT" fo:font-size="11pt" officeooo:rsid="001b01be" style:font-size-asian="11pt"/>
    </style:style>
    <style:style style:name="T5" style:family="text">
      <style:text-properties style:font-name="DZPMRI+TimesNewRomanPSMT" fo:font-size="11pt" officeooo:rsid="001e0f7a" style:font-size-asian="11pt"/>
    </style:style>
    <style:style style:name="T6" style:family="text">
      <style:text-properties style:font-name="DZPMRI+TimesNewRomanPSMT" fo:font-size="11pt" officeooo:rsid="00280086" style:font-size-asian="11pt"/>
    </style:style>
    <style:style style:name="T7" style:family="text">
      <style:text-properties style:text-position="super 58%" style:font-name="DZPMRI+TimesNewRomanPSMT" fo:font-size="11pt" style:font-size-asian="11pt"/>
    </style:style>
    <style:style style:name="T8" style:family="text">
      <style:text-properties style:font-name="MPAPOC+CourierNewPSMT" fo:font-size="11pt" style:font-size-asian="11pt"/>
    </style:style>
    <style:style style:name="T9" style:family="text">
      <style:text-properties style:font-name="MPAPOC+CourierNewPSMT" fo:font-size="11pt" officeooo:rsid="001b01be" style:font-size-asian="11pt"/>
    </style:style>
    <style:style style:name="T10" style:family="text">
      <style:text-properties style:font-name="MPAPOC+CourierNewPSMT" fo:font-size="11pt" officeooo:rsid="002384a9" style:font-size-asian="11pt"/>
    </style:style>
    <style:style style:name="T11" style:family="text">
      <style:text-properties style:font-name="MPAPOC+CourierNewPSMT" fo:font-size="11pt" officeooo:rsid="0024f33f" style:font-size-asian="11pt"/>
    </style:style>
    <style:style style:name="T12" style:family="text">
      <style:text-properties style:font-name="MPAPOC+CourierNewPSMT" fo:font-size="11pt" officeooo:rsid="00264b9d" style:font-size-asian="11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1">Short answer problems [24 points]</text:p>
      <text:p text:style-name="P10"><text:s/></text:p>
      <text:p text:style-name="P11">Que1.</text:p>
      <text:p text:style-name="P2"><text:span text:style-name="T2">Give</text:span><text:span text:style-name="T3">n</text:span><text:span text:style-name="T2"> an example of how one can exploit the associative property of convolution to <text:s text:c="2"/>more </text:span><text:span text:style-name="T3">efficiently filter an image.</text:span></text:p>
      <text:p text:style-name="P12"/>
      <text:p text:style-name="P1"><text:span text:style-name="T2">Sol</text:span><text:span text:style-name="T5">ution</text:span><text:span text:style-name="T2">1.</text:span></text:p>
      <text:p text:style-name="P13">Example: suppose there are two filters f,h and which has to be applied on an image g</text:p>
      <text:p text:style-name="P13">In this case by the associative property of convolution we can write <text:s/></text:p>
      <text:p text:style-name="P13"/>
      <text:p text:style-name="P13"><text:s text:c="21"/>(f*g)*h = (f*h)*g</text:p>
      <text:p text:style-name="P13">Both operation on LHS and RHS produces the same result but the computational complexity of the operations are different.</text:p>
      <text:p text:style-name="P13"/>
      <text:p text:style-name="P13">Computational Complexity:</text:p>
      <text:p text:style-name="P13"><text:s text:c="7"/>Suppose f → x*y matrix.</text:p>
      <text:p text:style-name="P13"><text:s text:c="7"/>Suppose h → x*y matrix.</text:p>
      <text:p text:style-name="P13"><text:s text:c="7"/>and <text:s/>g is an image matrix → X*Y matrix.</text:p>
      <text:p text:style-name="P13"/>
      <text:p text:style-name="P3"><text:span text:style-name="T2">Then </text:span><text:span text:style-name="T4">the computational complexity for RHS is</text:span></text:p>
      <text:p text:style-name="P3"><text:span text:style-name="T4"><text:s text:c="3"/>O((x*y)*(x*y)) + O((x*y)*(X*Y))</text:span><text:span text:style-name="T2"> </text:span></text:p>
      <text:p text:style-name="P13"><text:s text:c="15"/></text:p>
      <text:p text:style-name="P14">And the computational complexity of LHS is</text:p>
      <text:p text:style-name="P4"><text:span text:style-name="T2"><text:s text:c="3"/>2*O((x*y)*(X*Y)) <text:s text:c="2"/>i.e. 1</text:span><text:span text:style-name="T7">st</text:span><text:span text:style-name="T2"> convolving image with filter then again convolving the output image obtained with another filter.</text:span></text:p>
      <text:p text:style-name="P14"/>
      <text:p text:style-name="P14">As the size of filters f,h are much smaller as compared to the image size so</text:p>
      <text:p text:style-name="P14">Computation complexity of RHS is less as compared to that of LHS.</text:p>
      <text:p text:style-name="P14"/>
      <text:p text:style-name="P14">So RHS is considered as the most efficient way of convolution i.e. by convolving all filters first then convolve the image.</text:p>
      <text:p text:style-name="P14"/>
      <text:p text:style-name="P14"/>
      <text:p text:style-name="P14"/>
      <text:p text:style-name="P14"/>
      <text:p text:style-name="P14">Que2.</text:p>
      <text:p text:style-name="P5"><text:span text:style-name="T2">This is the input image: </text:span><text:span text:style-name="T8">[1 0 1 1 1 1 1 1]</text:span><text:span text:style-name="T2">. What is the result of erosion with a structuring </text:span><text:span text:style-name="T4">element </text:span><text:span text:style-name="T9">[1 1 1]?</text:span></text:p>
      <text:p text:style-name="P16"/>
      <text:p text:style-name="P16">Solution2.</text:p>
      <text:p text:style-name="P17">Output obtained after applying erosion:- [0 0 0 1 1 1 1 1]</text:p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Que3.</text:p>
      <text:p text:style-name="P15">Describe a possible flaw in the use of additive Gaussian noise to represent image noise.</text:p>
      <text:p text:style-name="P18"/>
      <text:p text:style-name="P18">Solution3.</text:p>
      <text:p text:style-name="P6"><text:span text:style-name="T8">The noise in the real world </text:span><text:span text:style-name="T10">images</text:span><text:span text:style-name="T8"> can be caused due to various factor like: wind,sand fire </text:span><text:span text:style-name="T11">and also the orientation of the camera</text:span><text:span text:style-name="T8">. </text:span><text:span text:style-name="T12">So this is the reason why modeling of noise with Gaussian may not describe the real world applications.</text:span></text:p>
      <text:p text:style-name="P19"/>
      <text:p text:style-name="P19"/>
      <text:p text:style-name="P19"/>
      <text:p text:style-name="P7"><text:span text:style-name="T12">Q</text:span><text:span text:style-name="T8">ue4.</text:span></text:p>
      <text:p text:style-name="P8"><text:span text:style-name="T6">Design a method that takes video data from a camera perched above a conveyor belt at an </text:span><text:span text:style-name="T2">automotive equipment manufacturer, and reports any flaws in the assembly of a part. Your response should be a list of concise, specific steps, and should incorporate several techniques covered </text:span><text:span text:style-name="T6">in class thus far. Specify any important assumptions your method makes.</text:span></text:p>
      <text:p text:style-name="P9"><text:span text:style-name="T12">S</text:span><text:span text:style-name="T8">olution4. </text:span></text:p>
      <text:p text:style-name="P20"/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DZPMRI+TimesNewRomanPSMT" svg:font-family="DZPMRI+TimesNewRomanPSMT" style:font-family-generic="roman" style:font-pitch="variable"/>
    <style:font-face style:name="Liberation Serif" svg:font-family="'Liberation Serif'" style:font-family-generic="roman" style:font-pitch="variable"/>
    <style:font-face style:name="MPAPOC+CourierNewPSMT" svg:font-family="MPAPOC+CourierNewPSMT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officeooo:rsid="0019cfe4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><text:s text:c="7"/><text:span text:style-name="MT1">Name: Shivang Soni <text:s text:c="81"/>SID:915623718</text:span></text:p>
        <text:p text:style-name="Header"><text:s text:c="7"/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7T19:54:11.934619664</meta:creation-date>
    <dc:date>2018-04-28T15:08:37.826710734</dc:date>
    <meta:editing-duration>PT2H9M8S</meta:editing-duration>
    <meta:editing-cycles>16</meta:editing-cycles>
    <meta:generator>LibreOffice/5.1.6.2$Linux_X86_64 LibreOffice_project/10m0$Build-2</meta:generator>
    <meta:document-statistic meta:table-count="0" meta:image-count="0" meta:object-count="0" meta:page-count="2" meta:paragraph-count="34" meta:word-count="344" meta:character-count="2153" meta:non-whitespace-character-count="1672"/>
  </office:meta>
</office:document-meta>
</file>